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C0000004FEC5262BEC9A1B468.png" manifest:media-type="image/png"/>
  <manifest:file-entry manifest:full-path="Pictures/10000201000001BC0000014962F85945E8B77731.png" manifest:media-type="image/png"/>
  <manifest:file-entry manifest:full-path="Pictures/10000201000003D60000027056A35686F1D56C7D.png" manifest:media-type="image/png"/>
  <manifest:file-entry manifest:full-path="Pictures/10000201000001AF000000CCB31C05BE0A7DF319.png" manifest:media-type="image/png"/>
  <manifest:file-entry manifest:full-path="Pictures/1000020100000536000001FE871CE23FD9DC671B.png" manifest:media-type="image/png"/>
  <manifest:file-entry manifest:full-path="Pictures/10000201000003270000016A71BBA58F162BC537.png" manifest:media-type="image/png"/>
  <manifest:file-entry manifest:full-path="Pictures/1000020100000458000001BCE0DBED019105AF5F.png" manifest:media-type="image/png"/>
  <manifest:file-entry manifest:full-path="Pictures/10000201000004B0000001AF6341043BDB3B5440.png" manifest:media-type="image/png"/>
  <manifest:file-entry manifest:full-path="Pictures/10000201000001050000008F56DF374C03041843.png" manifest:media-type="image/png"/>
  <manifest:file-entry manifest:full-path="Pictures/100002010000048E000001BBBE97FEB37AC84564.png" manifest:media-type="image/png"/>
  <manifest:file-entry manifest:full-path="Pictures/10000201000004160000022C1568638E7E63949B.png" manifest:media-type="image/png"/>
  <manifest:file-entry manifest:full-path="Pictures/10000000000003840000016889AABE0EE81D29F0.jpg" manifest:media-type="image/jpeg"/>
  <manifest:file-entry manifest:full-path="Pictures/1000020100000361000001D61E539D7F3F9850C6.png" manifest:media-type="image/png"/>
  <manifest:file-entry manifest:full-path="Pictures/10000201000002980000020C8171031C230B44A2.png" manifest:media-type="image/png"/>
  <manifest:file-entry manifest:full-path="Pictures/1000020100000151000001B277AF717BC6490DDC.png" manifest:media-type="image/png"/>
  <manifest:file-entry manifest:full-path="Pictures/10000000000001F400000258FD75EDD7456B75D5.jpg" manifest:media-type="image/jpeg"/>
  <manifest:file-entry manifest:full-path="Pictures/10000201000004FB0000022AC38DD9A661283C72.png" manifest:media-type="image/png"/>
  <manifest:file-entry manifest:full-path="Pictures/100000000000044C000004B00A7FDC500E9FCE7E.jpg" manifest:media-type="image/jpeg"/>
  <manifest:file-entry manifest:full-path="Pictures/100002010000053800000232815E36A6B83290E1.png" manifest:media-type="image/png"/>
  <manifest:file-entry manifest:full-path="Pictures/1000000000000384000001689F3B98C09B9D8AA9.jpg" manifest:media-type="image/jpeg"/>
  <manifest:file-entry manifest:full-path="Pictures/10000201000003EB000002D57268D6FBACE1E187.png" manifest:media-type="image/png"/>
  <manifest:file-entry manifest:full-path="Pictures/10000201000003E70000031AFCA56BA633FBD988.png" manifest:media-type="image/png"/>
  <manifest:file-entry manifest:full-path="Pictures/100000000000044C000004B04BA27EC9EF84708B.jpg" manifest:media-type="image/jpeg"/>
  <manifest:file-entry manifest:full-path="Pictures/10000201000003E6000002CA4D85AB9DE80DF2B7.png" manifest:media-type="image/png"/>
  <manifest:file-entry manifest:full-path="Pictures/10000201000007970000015994B0AB7AEC8665C6.png" manifest:media-type="image/png"/>
  <manifest:file-entry manifest:full-path="Pictures/100002010000037A0000009835BDA80ED4E57CCC.png" manifest:media-type="image/png"/>
  <manifest:file-entry manifest:full-path="Pictures/100002010000024E00000153886CF91A3594E55F.png" manifest:media-type="image/png"/>
  <manifest:file-entry manifest:full-path="Pictures/10000201000004F500000161ADDD730F1BCB40C5.png" manifest:media-type="image/png"/>
  <manifest:file-entry manifest:full-path="Pictures/100002010000046D0000033A5702B0598910549D.png" manifest:media-type="image/png"/>
  <manifest:file-entry manifest:full-path="Pictures/1000020100000102000001218D10910D5C5A9642.png" manifest:media-type="image/png"/>
  <manifest:file-entry manifest:full-path="Pictures/100002010000050200000279D6EE732A63C01AAD.png" manifest:media-type="image/png"/>
  <manifest:file-entry manifest:full-path="Pictures/10000201000009FA000004F7AA1D46247B3FB5E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paragraph-properties style:writing-mode="lr-tb"/>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paragraph-properties style:writing-mode="lr-tb"/>
    </style:style>
    <style:style style:name="gr16" style:family="graphic" style:parent-style-name="standard">
      <style:graphic-properties draw:fill-color="#ff0000" draw:textarea-horizontal-align="justify" draw:textarea-vertical-align="middle" draw:auto-grow-height="false" fo:min-height="9.74cm" fo:min-width="15.465cm"/>
      <style:paragraph-properties style:writing-mode="lr-tb"/>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paragraph-properties style:writing-mode="lr-tb"/>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paragraph-properties style:writing-mode="lr-tb"/>
    </style:style>
    <style:style style:name="gr36" style:family="graphic" style:parent-style-name="Standard_5f_2">
      <style:graphic-properties draw:stroke="none" draw:fill="none" fo:min-height="6.33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paragraph-properties style:writing-mode="lr-tb"/>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2">
      <style:graphic-properties draw:stroke="none" draw:fill="none" fo:min-height="8.863cm"/>
      <style:paragraph-properties style:writing-mode="lr-tb"/>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paragraph-properties style:writing-mode="lr-tb"/>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paragraph-properties style:writing-mode="lr-tb"/>
    </style:style>
    <style:style style:name="gr52" style:family="graphic" style:parent-style-name="Standard_5f_2">
      <style:graphic-properties draw:stroke="none" draw:fill="none" fo:min-height="1.267cm"/>
      <style:paragraph-properties style:writing-mode="lr-tb"/>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paragraph-properties style:writing-mode="lr-tb"/>
    </style:style>
    <style:style style:name="gr61" style:family="graphic" style:parent-style-name="standard">
      <style:graphic-properties draw:stroke="none" draw:fill="none" fo:min-height="2.051cm"/>
      <style:paragraph-properties style:writing-mode="lr-tb"/>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
      <style:graphic-properties draw:stroke="none" draw:fill="none" fo:min-height="8.201cm"/>
      <style:paragraph-properties style:writing-mode="lr-tb"/>
    </style:style>
    <style:style style:name="gr66" style:family="graphic" style:parent-style-name="standard">
      <style:graphic-properties draw:stroke="none" draw:fill="none" fo:min-height="3.076cm"/>
      <style:paragraph-properties style:writing-mode="lr-tb"/>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paragraph-properties style:writing-mode="lr-tb"/>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fill-color="#06ff00" draw:textarea-horizontal-align="justify" draw:textarea-vertical-align="middle" draw:auto-grow-height="false" fo:min-height="10.839cm" fo:min-width="17.221cm"/>
      <style:paragraph-properties style:writing-mode="lr-tb"/>
    </style:style>
    <style:style style:name="gr74" style:family="graphic" style:parent-style-name="standard">
      <style:graphic-properties draw:fill-color="#00fff3" draw:textarea-horizontal-align="justify" draw:textarea-vertical-align="middle" draw:auto-grow-height="false" fo:min-height="10.416cm" fo:min-width="17.736cm"/>
      <style:paragraph-properties style:writing-mode="lr-tb"/>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paragraph-properties style:writing-mode="lr-tb"/>
    </style:style>
    <style:style style:name="gr79" style:family="graphic" style:parent-style-name="Standard_5f_2">
      <style:graphic-properties draw:stroke="none" draw:fill="none" fo:min-height="3.95cm"/>
      <style:paragraph-properties style:writing-mode="lr-tb"/>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4" style:family="graphic" style:parent-style-name="standard">
      <style:graphic-properties draw:stroke="none" svg:stroke-color="#000000" draw:fill="none" draw:fill-color="#ffffff" draw:auto-grow-height="true" draw:auto-grow-width="false" fo:max-height="0cm" fo:min-height="0.78cm"/>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1.541cm"/>
      <style:paragraph-properties style:writing-mode="lr-tb"/>
    </style:style>
    <style:style style:name="gr86" style:family="graphic" style:parent-style-name="standard">
      <style:graphic-properties draw:stroke="none" draw:fill-color="#ff1493" draw:textarea-horizontal-align="justify" draw:textarea-vertical-align="middle" draw:auto-grow-height="false" fo:min-height="14.281cm" fo:min-width="3.41cm"/>
    </style:style>
    <style:style style:name="gr87" style:family="graphic" style:parent-style-name="standard">
      <style:graphic-properties draw:stroke="none" draw:fill-color="#ffe4e1" draw:textarea-horizontal-align="justify" draw:textarea-vertical-align="middle" draw:auto-grow-height="false" fo:min-height="14.281cm" fo:min-width="3.408cm"/>
    </style:style>
    <style:style style:name="gr88" style:family="graphic" style:parent-style-name="standard">
      <style:graphic-properties draw:stroke="none" draw:fill-color="#06ff00" draw:textarea-horizontal-align="justify" draw:textarea-vertical-align="middle" draw:auto-grow-height="false" fo:min-height="10.839cm" fo:min-width="17.221cm"/>
      <style:paragraph-properties style:writing-mode="lr-tb"/>
    </style:style>
    <style:style style:name="gr89" style:family="graphic" style:parent-style-name="standard">
      <style:graphic-properties draw:stroke="none" draw:fill-color="#00fff3" draw:textarea-horizontal-align="justify" draw:textarea-vertical-align="middle" draw:auto-grow-height="false" fo:min-height="10.416cm" fo:min-width="17.736cm"/>
      <style:paragraph-properties style:writing-mode="lr-tb"/>
    </style:style>
    <style:style style:name="gr90" style:family="graphic" style:parent-style-name="standard">
      <style:graphic-properties draw:stroke="none" draw:fill-color="#ffff00" draw:textarea-horizontal-align="justify" draw:textarea-vertical-align="middle" draw:auto-grow-height="false" fo:min-height="14.282cm" fo:min-width="3.409cm"/>
    </style:style>
    <style:style style:name="gr91" style:family="graphic" style:parent-style-name="standard">
      <style:graphic-properties draw:stroke="none" draw:fill-color="#ffa500" draw:textarea-horizontal-align="justify" draw:textarea-vertical-align="middle" draw:auto-grow-height="false" fo:min-height="18.092cm" fo:min-width="2.038cm"/>
    </style:style>
    <style:style style:name="gr9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93" style:family="graphic" style:parent-style-name="standard">
      <style:graphic-properties draw:stroke="none" draw:fill-color="#afeeee" draw:textarea-horizontal-align="justify" draw:textarea-vertical-align="middle" draw:auto-grow-height="false" fo:min-height="4.064cm" fo:min-width="10.367cm"/>
    </style:style>
    <style:style style:name="gr94" style:family="graphic" style:parent-style-name="standard">
      <style:graphic-properties draw:stroke="none" draw:fill="none" fo:min-height="1.268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2.954cm"/>
      <style:paragraph-properties style:writing-mode="lr-tb"/>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8" style:family="graphic" style:parent-style-name="standard">
      <style:graphic-properties draw:marker-start="Arrow" draw:marker-start-width="0.3cm" draw:marker-end="Arrow" draw:marker-end-width="0.3cm" draw:textarea-vertical-align="middl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101" style:family="graphic" style:parent-style-name="Standard_5f_2">
      <style:graphic-properties draw:stroke="none" draw:fill="none" fo:min-height="0.95cm"/>
      <style:paragraph-properties style:writing-mode="lr-tb"/>
    </style:style>
    <style:style style:name="gr102" style:family="graphic" style:parent-style-name="standard">
      <style:graphic-properties draw:fill-color="#ffffff" draw:textarea-horizontal-align="justify" draw:textarea-vertical-align="middle" draw:auto-grow-height="false" fo:min-height="0.056cm" fo:min-width="0.145cm"/>
    </style:style>
    <style:style style:name="gr103" style:family="graphic" style:parent-style-name="Standard_5f_2">
      <style:graphic-properties draw:stroke="none" draw:fill="none" fo:min-height="1.737cm"/>
      <style:paragraph-properties style:writing-mode="lr-tb"/>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5"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6"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09"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10"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1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1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4"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5"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6"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7" style:family="graphic" style:parent-style-name="standard">
      <style:graphic-properties draw:stroke="none" draw:fill="none" fo:min-height="4.15cm"/>
      <style:paragraph-properties style:writing-mode="lr-tb"/>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6">
      <style:graphic-properties fo:min-height="11.929cm"/>
      <style:paragraph-properties style:writing-mode="lr-tb"/>
    </style:style>
    <style:style style:name="pr7" style:family="presentation" style:parent-style-name="Default-outline1" style:list-style-name="L6">
      <style:graphic-properties fo:min-height="11.929cm"/>
      <style:paragraph-properties style:writing-mode="lr-tb"/>
    </style:style>
    <style:style style:name="pr8" style:family="presentation" style:parent-style-name="Default-title">
      <style:graphic-properties draw:textarea-vertical-align="top" fo:min-height="1.737cm"/>
      <style:paragraph-properties style:writing-mode="lr-tb"/>
    </style:style>
    <style:style style:name="pr9" style:family="presentation" style:parent-style-name="Default-title">
      <style:graphic-properties draw:textarea-vertical-align="top" fo:min-height="2.533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title">
      <style:graphic-properties draw:textarea-vertical-align="top" fo:min-height="3.473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title">
      <style:graphic-properties draw:textarea-vertical-align="top" fo:min-height="1.889cm"/>
      <style:paragraph-properties style:writing-mode="lr-tb"/>
    </style:style>
    <style:style style:name="pr14" style:family="presentation" style:parent-style-name="Default-title">
      <style:graphic-properties draw:textarea-vertical-align="top" fo:min-height="2.208cm"/>
      <style:paragraph-properties style:writing-mode="lr-tb"/>
    </style:style>
    <style:style style:name="pr15" style:family="presentation" style:parent-style-name="Default-outline1" style:list-style-name="L6">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6">
      <style:graphic-properties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6">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3.229cm"/>
      <style:paragraph-properties style:writing-mode="lr-tb"/>
    </style:style>
    <style:style style:name="pr22" style:family="presentation" style:parent-style-name="Default-outline1" style:list-style-name="L6">
      <style:graphic-properties fo:min-height="11.929cm"/>
      <style:paragraph-properties style:writing-mode="lr-tb"/>
    </style:style>
    <style:style style:name="pr23" style:family="presentation" style:parent-style-name="Default-title">
      <style:graphic-properties draw:textarea-vertical-align="top" fo:min-height="2.051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6">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6">
      <style:graphic-properties fo:min-height="11.929cm"/>
      <style:paragraph-properties style:writing-mode="lr-tb"/>
    </style:style>
    <style:style style:name="pr28" style:family="presentation" style:parent-style-name="Default-outline1" style:list-style-name="L6">
      <style:graphic-properties fo:min-height="11.929cm"/>
      <style:paragraph-properties style:writing-mode="lr-tb"/>
    </style:style>
    <style:style style:name="pr29" style:family="presentation" style:parent-style-name="Default-outline1" style:list-style-name="L6">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363cm"/>
      <style:paragraph-properties style:writing-mode="lr-tb"/>
    </style:style>
    <style:style style:name="pr32" style:family="presentation" style:parent-style-name="Default-outline1" style:list-style-name="L6">
      <style:graphic-properties fo:min-height="11.929cm"/>
      <style:paragraph-properties style:writing-mode="lr-tb"/>
    </style:style>
    <style:style style:name="pr33" style:family="presentation" style:parent-style-name="Default-outline1" style:list-style-name="L6">
      <style:graphic-properties fo:min-height="11.929cm"/>
      <style:paragraph-properties style:writing-mode="lr-tb"/>
    </style:style>
    <style:style style:name="pr34" style:family="presentation" style:parent-style-name="Default-title">
      <style:graphic-properties draw:textarea-vertical-align="top" fo:min-height="1.362cm"/>
      <style:paragraph-properties style:writing-mode="lr-tb"/>
    </style:style>
    <style:style style:name="pr35" style:family="presentation" style:parent-style-name="Default-outline1" style:list-style-name="L6">
      <style:graphic-properties fo:min-height="11.929cm"/>
      <style:paragraph-properties style:writing-mode="lr-tb"/>
    </style:style>
    <style:style style:name="pr36" style:family="presentation" style:parent-style-name="Default-outline1" style:list-style-name="L6">
      <style:graphic-properties fo:min-height="11.929cm"/>
      <style:paragraph-properties style:writing-mode="lr-tb"/>
    </style:style>
    <style:style style:name="pr37" style:family="presentation" style:parent-style-name="Default-outline1" style:list-style-name="L6">
      <style:graphic-properties fo:min-height="11.929cm"/>
      <style:paragraph-properties style:writing-mode="lr-tb"/>
    </style:style>
    <style:style style:name="pr38" style:family="presentation" style:parent-style-name="Default-outline1" style:list-style-name="L6">
      <style:graphic-properties fo:min-height="11.929cm"/>
      <style:paragraph-properties style:writing-mode="lr-tb"/>
    </style:style>
    <style:style style:name="pr39" style:family="presentation" style:parent-style-name="Default-outline1" style:list-style-name="L6">
      <style:graphic-properties fo:min-height="11.929cm"/>
      <style:paragraph-properties style:writing-mode="lr-tb"/>
    </style:style>
    <style:style style:name="pr40" style:family="presentation" style:parent-style-name="Default-outline1" style:list-style-name="L6">
      <style:graphic-properties fo:min-height="11.929cm"/>
      <style:paragraph-properties style:writing-mode="lr-tb"/>
    </style:style>
    <style:style style:name="pr41" style:family="presentation" style:parent-style-name="Default-outline1" style:list-style-name="L6">
      <style:graphic-properties fo:min-height="11.929cm"/>
      <style:paragraph-properties style:writing-mode="lr-tb"/>
    </style:style>
    <style:style style:name="pr42" style:family="presentation" style:parent-style-name="Default-outline1" style:list-style-name="L6">
      <style:graphic-properties fo:min-height="11.929cm"/>
      <style:paragraph-properties style:writing-mode="lr-tb"/>
    </style:style>
    <style:style style:name="pr43" style:family="presentation" style:parent-style-name="Default-outline1" style:list-style-name="L6">
      <style:graphic-properties fo:min-height="11.929cm"/>
      <style:paragraph-properties style:writing-mode="lr-tb"/>
    </style:style>
    <style:style style:name="pr44" style:family="presentation" style:parent-style-name="Default-outline1" style:list-style-name="L6">
      <style:graphic-properties fo:min-height="11.929cm"/>
      <style:paragraph-properties style:writing-mode="lr-tb"/>
    </style:style>
    <style:style style:name="pr45" style:family="presentation" style:parent-style-name="Default-title">
      <style:graphic-properties draw:textarea-vertical-align="top" fo:min-height="2.451cm"/>
      <style:paragraph-properties style:writing-mode="lr-tb"/>
    </style:style>
    <style:style style:name="pr46" style:family="presentation" style:parent-style-name="Default-title">
      <style:graphic-properties draw:textarea-vertical-align="top" fo:min-height="2.605cm"/>
      <style:paragraph-properties style:writing-mode="lr-tb"/>
    </style:style>
    <style:style style:name="pr47" style:family="presentation" style:parent-style-name="Default-outline1" style:list-style-name="L6">
      <style:graphic-properties fo:min-height="11.929cm"/>
      <style:paragraph-properties style:writing-mode="lr-tb"/>
    </style:style>
    <style:style style:name="pr48" style:family="presentation" style:parent-style-name="Default-outline1" style:list-style-name="L6">
      <style:graphic-properties fo:min-height="11.929cm"/>
      <style:paragraph-properties style:writing-mode="lr-tb"/>
    </style:style>
    <style:style style:name="pr49" style:family="presentation" style:parent-style-name="Default-outline1" style:list-style-name="L6">
      <style:graphic-properties fo:min-height="11.929cm"/>
      <style:paragraph-properties style:writing-mode="lr-tb"/>
    </style:style>
    <style:style style:name="pr50" style:family="presentation" style:parent-style-name="Default-outline1">
      <style:paragraph-properties style:writing-mode="lr-tb"/>
    </style:style>
    <style:style style:name="pr51" style:family="presentation" style:parent-style-name="Default-outline1" style:list-style-name="L6">
      <style:graphic-properties fo:min-height="11.929cm"/>
      <style:paragraph-properties style:writing-mode="lr-tb"/>
    </style:style>
    <style:style style:name="pr52" style:family="presentation" style:parent-style-name="Default-outline1" style:list-style-name="L6">
      <style:graphic-properties fo:min-height="11.929cm"/>
      <style:paragraph-properties style:writing-mode="lr-tb"/>
    </style:style>
    <style:style style:name="pr53" style:family="presentation" style:parent-style-name="Default-outline1" style:list-style-name="L6">
      <style:graphic-properties fo:min-height="11.929cm"/>
      <style:paragraph-properties style:writing-mode="lr-tb"/>
    </style:style>
    <style:style style:name="pr54" style:family="presentation" style:parent-style-name="Default-outline1" style:list-style-name="L6">
      <style:graphic-properties fo:min-height="11.929cm"/>
      <style:paragraph-properties style:writing-mode="lr-tb"/>
    </style:style>
    <style:style style:name="pr55" style:family="presentation" style:parent-style-name="Default-outline1" style:list-style-name="L6">
      <style:graphic-properties fo:min-height="11.929cm"/>
      <style:paragraph-properties style:writing-mode="lr-tb"/>
    </style:style>
    <style:style style:name="pr56" style:family="presentation" style:parent-style-name="Default-title">
      <style:graphic-properties draw:textarea-vertical-align="top" fo:min-height="6.607cm"/>
      <style:paragraph-properties style:writing-mode="lr-tb"/>
    </style:style>
    <style:style style:name="pr57" style:family="presentation" style:parent-style-name="Default-outline1" style:list-style-name="L6">
      <style:graphic-properties fo:min-height="11.929cm"/>
      <style:paragraph-properties style:writing-mode="lr-tb"/>
    </style:style>
    <style:style style:name="pr58" style:family="presentation" style:parent-style-name="Default-outline1" style:list-style-name="L6">
      <style:graphic-properties fo:min-height="11.929cm"/>
      <style:paragraph-properties style:writing-mode="lr-tb"/>
    </style:style>
    <style:style style:name="pr59" style:family="presentation" style:parent-style-name="Default-outline1" style:list-style-name="L6">
      <style:graphic-properties fo:min-height="11.929cm"/>
      <style:paragraph-properties style:writing-mode="lr-tb"/>
    </style:style>
    <style:style style:name="pr60" style:family="presentation" style:parent-style-name="Default-outline1" style:list-style-name="L6">
      <style:graphic-properties fo:min-height="11.929cm"/>
      <style:paragraph-properties style:writing-mode="lr-tb"/>
    </style:style>
    <style:style style:name="pr61" style:family="presentation" style:parent-style-name="Default-outline1" style:list-style-name="L6">
      <style:graphic-properties fo:min-height="11.929cm"/>
      <style:paragraph-properties style:writing-mode="lr-tb"/>
    </style:style>
    <style:style style:name="pr62" style:family="presentation" style:parent-style-name="Default-outline1" style:list-style-name="L6">
      <style:graphic-properties fo:min-height="11.929cm"/>
      <style:paragraph-properties style:writing-mode="lr-tb"/>
    </style:style>
    <style:style style:name="pr63" style:family="presentation" style:parent-style-name="Default-outline1" style:list-style-name="L6">
      <style:graphic-properties fo:min-height="11.929cm"/>
      <style:paragraph-properties style:writing-mode="lr-tb"/>
    </style:style>
    <style:style style:name="pr64" style:family="presentation" style:parent-style-name="Default-outline1" style:list-style-name="L6">
      <style:graphic-properties fo:min-height="11.929cm"/>
      <style:paragraph-properties style:writing-mode="lr-tb"/>
    </style:style>
    <style:style style:name="pr65" style:family="presentation" style:parent-style-name="Default-outline1" style:list-style-name="L6">
      <style:graphic-properties fo:min-height="11.929cm"/>
      <style:paragraph-properties style:writing-mode="lr-tb"/>
    </style:style>
    <style:style style:name="pr66" style:family="presentation" style:parent-style-name="Default-outline1" style:list-style-name="L6">
      <style:graphic-properties fo:min-height="11.929cm"/>
      <style:paragraph-properties style:writing-mode="lr-tb"/>
    </style:style>
    <style:style style:name="pr67" style:family="presentation" style:parent-style-name="Default-outline1" style:list-style-name="L6">
      <style:graphic-properties fo:min-height="11.929cm"/>
      <style:paragraph-properties style:writing-mode="lr-tb"/>
    </style:style>
    <style:style style:name="pr68" style:family="presentation" style:parent-style-name="Default-outline1" style:list-style-name="L6">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6">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6">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6">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6">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title">
      <style:graphic-properties draw:textarea-vertical-align="top" fo:min-height="1.267cm"/>
      <style:paragraph-properties style:writing-mode="lr-tb"/>
    </style:style>
    <style:style style:name="pr79" style:family="presentation" style:parent-style-name="Default-outline1" style:list-style-name="L6">
      <style:graphic-properties fo:min-height="11.929cm"/>
      <style:paragraph-properties style:writing-mode="lr-tb"/>
    </style:style>
    <style:style style:name="pr80" style:family="presentation" style:parent-style-name="Default-outline1" style:list-style-name="L6">
      <style:graphic-properties fo:min-height="11.929cm"/>
      <style:paragraph-properties style:writing-mode="lr-tb"/>
    </style:style>
    <style:style style:name="pr81" style:family="presentation" style:parent-style-name="Default-outline1" style:list-style-name="L6">
      <style:graphic-properties fo:min-height="11.929cm"/>
      <style:paragraph-properties style:writing-mode="lr-tb"/>
    </style:style>
    <style:style style:name="pr82" style:family="presentation" style:parent-style-name="Default-outline1" style:list-style-name="L6">
      <style:graphic-properties fo:min-height="11.929cm"/>
      <style:paragraph-properties style:writing-mode="lr-tb"/>
    </style:style>
    <style:style style:name="pr83" style:family="presentation" style:parent-style-name="Default-outline1" style:list-style-name="L6">
      <style:graphic-properties fo:min-height="11.929cm"/>
      <style:paragraph-properties style:writing-mode="lr-tb"/>
    </style:style>
    <style:style style:name="pr84" style:family="presentation" style:parent-style-name="Default-outline1" style:list-style-name="L6">
      <style:graphic-properties fo:min-height="11.929cm"/>
      <style:paragraph-properties style:writing-mode="lr-tb"/>
    </style:style>
    <style:style style:name="pr85" style:family="presentation" style:parent-style-name="Default-outline1" style:list-style-name="L6">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6">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6">
      <style:graphic-properties fo:min-height="11.929cm"/>
      <style:paragraph-properties style:writing-mode="lr-tb"/>
    </style:style>
    <style:style style:name="pr90" style:family="presentation" style:parent-style-name="Default-outline1" style:list-style-name="L6">
      <style:graphic-properties fo:min-height="11.929cm"/>
      <style:paragraph-properties style:writing-mode="lr-tb"/>
    </style:style>
    <style:style style:name="pr91" style:family="presentation" style:parent-style-name="Default-outline1" style:list-style-name="L6">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6">
      <style:graphic-properties fo:min-height="11.929cm"/>
      <style:paragraph-properties style:writing-mode="lr-tb"/>
    </style:style>
    <style:style style:name="pr94" style:family="presentation" style:parent-style-name="Default-outline1" style:list-style-name="L6">
      <style:graphic-properties fo:min-height="11.929cm"/>
      <style:paragraph-properties style:writing-mode="lr-tb"/>
    </style:style>
    <style:style style:name="pr95" style:family="presentation" style:parent-style-name="Default-title">
      <style:graphic-properties draw:textarea-vertical-align="top" fo:min-height="1.051cm"/>
      <style:paragraph-properties style:writing-mode="lr-tb"/>
    </style:style>
    <style:style style:name="pr96" style:family="presentation" style:parent-style-name="Default-outline1" style:list-style-name="L6">
      <style:graphic-properties fo:min-height="11.929cm"/>
      <style:paragraph-properties style:writing-mode="lr-tb"/>
    </style:style>
    <style:style style:name="pr97" style:family="presentation" style:parent-style-name="Default-notes" style:list-style-name="L1">
      <style:graphic-properties draw:fill-color="#ffffff" draw:auto-grow-height="true" fo:min-height="13.365cm"/>
      <style:paragraph-properties style:writing-mode="lr-tb"/>
    </style:style>
    <style:style style:name="pr98" style:family="presentation" style:parent-style-name="Default-outline1" style:list-style-name="L6">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6">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6">
      <style:graphic-properties fo:min-height="11.929cm"/>
      <style:paragraph-properties style:writing-mode="lr-tb"/>
    </style:style>
    <style:style style:name="pr104" style:family="presentation" style:parent-style-name="Default-outline1" style:list-style-name="L6">
      <style:graphic-properties fo:min-height="11.929cm"/>
      <style:paragraph-properties style:writing-mode="lr-tb"/>
    </style:style>
    <style:style style:name="pr105" style:family="presentation" style:parent-style-name="Default-outline1" style:list-style-name="L6">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6">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6">
      <style:graphic-properties fo:min-height="11.929cm"/>
      <style:paragraph-properties style:writing-mode="lr-tb"/>
    </style:style>
    <style:style style:name="pr110" style:family="presentation" style:parent-style-name="Default-outline1" style:list-style-name="L6">
      <style:graphic-properties fo:min-height="11.929cm"/>
      <style:paragraph-properties style:writing-mode="lr-tb"/>
    </style:style>
    <style:style style:name="pr111" style:family="presentation" style:parent-style-name="Default-outline1" style:list-style-name="L6">
      <style:graphic-properties fo:min-height="11.929cm"/>
      <style:paragraph-properties style:writing-mode="lr-tb"/>
    </style:style>
    <style:style style:name="pr112" style:family="presentation" style:parent-style-name="Default-outline1" style:list-style-name="L6">
      <style:graphic-properties fo:min-height="11.929cm"/>
      <style:paragraph-properties style:writing-mode="lr-tb"/>
    </style:style>
    <style:style style:name="pr113" style:family="presentation" style:parent-style-name="Default-outline1" style:list-style-name="L6">
      <style:graphic-properties fo:min-height="11.929cm"/>
      <style:paragraph-properties style:writing-mode="lr-tb"/>
    </style:style>
    <style:style style:name="pr114" style:family="presentation" style:parent-style-name="Default-outline1" style:list-style-name="L6">
      <style:graphic-properties fo:min-height="11.929cm"/>
      <style:paragraph-properties style:writing-mode="lr-tb"/>
    </style:style>
    <style:style style:name="pr115" style:family="presentation" style:parent-style-name="Default-title">
      <style:graphic-properties draw:textarea-vertical-align="top" fo:min-height="1cm"/>
      <style:paragraph-properties style:writing-mode="lr-tb"/>
    </style:style>
    <style:style style:name="pr116" style:family="presentation" style:parent-style-name="Default-outline1" style:list-style-name="L6">
      <style:graphic-properties fo:min-height="11.929cm"/>
      <style:paragraph-properties style:writing-mode="lr-tb"/>
    </style:style>
    <style:style style:name="pr117" style:family="presentation" style:parent-style-name="Default-outline1" style:list-style-name="L6">
      <style:graphic-properties fo:min-height="11.929cm"/>
      <style:paragraph-properties style:writing-mode="lr-tb"/>
    </style:style>
    <style:style style:name="pr118" style:family="presentation" style:parent-style-name="Default-outline1" style:list-style-name="L6">
      <style:graphic-properties fo:min-height="11.929cm"/>
      <style:paragraph-properties style:writing-mode="lr-tb"/>
    </style:style>
    <style:style style:name="pr119" style:family="presentation" style:parent-style-name="Default-outline1" style:list-style-name="L6">
      <style:graphic-properties fo:min-height="11.929cm"/>
      <style:paragraph-properties style:writing-mode="lr-tb"/>
    </style:style>
    <style:style style:name="pr120" style:family="presentation" style:parent-style-name="Default-outline1" style:list-style-name="L6">
      <style:graphic-properties fo:min-height="11.929cm"/>
      <style:paragraph-properties style:writing-mode="lr-tb"/>
    </style:style>
    <style:style style:name="pr121" style:family="presentation" style:parent-style-name="Default-outline1" style:list-style-name="L6">
      <style:graphic-properties fo:min-height="11.929cm"/>
      <style:paragraph-properties style:writing-mode="lr-tb"/>
    </style:style>
    <style:style style:name="pr122" style:family="presentation" style:parent-style-name="Default-outline1" style:list-style-name="L6">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1.564cm"/>
      <style:paragraph-properties style:writing-mode="lr-tb"/>
    </style:style>
    <style:style style:name="pr125" style:family="presentation" style:parent-style-name="Default-outline1" style:list-style-name="L6">
      <style:graphic-properties fo:min-height="11.929cm"/>
      <style:paragraph-properties style:writing-mode="lr-tb"/>
    </style:style>
    <style:style style:name="pr126" style:family="presentation" style:parent-style-name="Default-outline1" style:list-style-name="L6">
      <style:graphic-properties fo:min-height="11.929cm"/>
      <style:paragraph-properties style:writing-mode="lr-tb"/>
    </style:style>
    <style:style style:name="pr127" style:family="presentation" style:parent-style-name="Default-outline1" style:list-style-name="L6">
      <style:graphic-properties fo:min-height="11.929cm"/>
      <style:paragraph-properties style:writing-mode="lr-tb"/>
    </style:style>
    <style:style style:name="pr128" style:family="presentation" style:parent-style-name="Default-outline1" style:list-style-name="L6">
      <style:graphic-properties fo:min-height="11.929cm"/>
      <style:paragraph-properties style:writing-mode="lr-tb"/>
    </style:style>
    <style:style style:name="pr129" style:family="presentation" style:parent-style-name="Default-outline1" style:list-style-name="L6">
      <style:graphic-properties fo:min-height="11.929cm"/>
      <style:paragraph-properties style:writing-mode="lr-tb"/>
    </style:style>
    <style:style style:name="pr130" style:family="presentation" style:parent-style-name="Default-outline1" style:list-style-name="L6">
      <style:graphic-properties fo:min-height="11.929cm"/>
      <style:paragraph-properties style:writing-mode="lr-tb"/>
    </style:style>
    <style:style style:name="pr131" style:family="presentation" style:parent-style-name="Default-outline1" style:list-style-name="L6">
      <style:graphic-properties fo:min-height="11.929cm"/>
      <style:paragraph-properties style:writing-mode="lr-tb"/>
    </style:style>
    <style:style style:name="pr132" style:family="presentation" style:parent-style-name="Default-outline1" style:list-style-name="L6">
      <style:graphic-properties fo:min-height="11.929cm"/>
      <style:paragraph-properties style:writing-mode="lr-tb"/>
    </style:style>
    <style:style style:name="pr133" style:family="presentation" style:parent-style-name="Default-title">
      <style:graphic-properties draw:textarea-vertical-align="top" fo:min-height="2.851cm"/>
      <style:paragraph-properties style:writing-mode="lr-tb"/>
    </style:style>
    <style:style style:name="pr134" style:family="presentation" style:parent-style-name="Default-outline1" style:list-style-name="L6">
      <style:graphic-properties fo:min-height="11.929cm"/>
      <style:paragraph-properties style:writing-mode="lr-tb"/>
    </style:style>
    <style:style style:name="pr135" style:family="presentation" style:parent-style-name="Default-outline1" style:list-style-name="L6">
      <style:graphic-properties fo:min-height="11.929cm"/>
      <style:paragraph-properties style:writing-mode="lr-tb"/>
    </style:style>
    <style:style style:name="pr136" style:family="presentation" style:parent-style-name="Default-title">
      <style:graphic-properties draw:textarea-vertical-align="top" fo:min-height="3.076cm"/>
      <style:paragraph-properties style:writing-mode="lr-tb"/>
    </style:style>
    <style:style style:name="pr137" style:family="presentation" style:parent-style-name="Default-outline1" style:list-style-name="L6">
      <style:graphic-properties fo:min-height="11.929cm"/>
      <style:paragraph-properties style:writing-mode="lr-tb"/>
    </style:style>
    <style:style style:name="pr138" style:family="presentation" style:parent-style-name="Default-outline1" style:list-style-name="L6">
      <style:graphic-properties fo:min-height="11.929cm"/>
      <style:paragraph-properties style:writing-mode="lr-tb"/>
    </style:style>
    <style:style style:name="pr139" style:family="presentation" style:parent-style-name="Default-outline1" style:list-style-name="L6">
      <style:graphic-properties fo:min-height="11.929cm"/>
      <style:paragraph-properties style:writing-mode="lr-tb"/>
    </style:style>
    <style:style style:name="pr140" style:family="presentation" style:parent-style-name="Default-title">
      <style:graphic-properties draw:textarea-vertical-align="top" fo:min-height="1.2cm"/>
      <style:paragraph-properties style:writing-mode="lr-tb"/>
    </style:style>
    <style:style style:name="pr141" style:family="presentation" style:parent-style-name="Default-outline1" style:list-style-name="L6">
      <style:graphic-properties fo:min-height="11.929cm"/>
      <style:paragraph-properties style:writing-mode="lr-tb"/>
    </style:style>
    <style:style style:name="pr142" style:family="presentation" style:parent-style-name="Default-outline1" style:list-style-name="L6">
      <style:graphic-properties fo:min-height="11.929cm"/>
      <style:paragraph-properties style:writing-mode="lr-tb"/>
    </style:style>
    <style:style style:name="pr143" style:family="presentation" style:parent-style-name="Default-outline1" style:list-style-name="L6">
      <style:graphic-properties fo:min-height="11.929cm"/>
      <style:paragraph-properties style:writing-mode="lr-tb"/>
    </style:style>
    <style:style style:name="pr144" style:family="presentation" style:parent-style-name="Default-notes">
      <style:graphic-properties draw:fill-color="#ffffff" draw:auto-grow-height="true" fo:min-height="14.161cm"/>
      <style:paragraph-properties style:writing-mode="lr-tb"/>
    </style:style>
    <style:style style:name="pr145" style:family="presentation" style:parent-style-name="Default-outline1" style:list-style-name="L6">
      <style:graphic-properties fo:min-height="11.929cm"/>
      <style:paragraph-properties style:writing-mode="lr-tb"/>
    </style:style>
    <style:style style:name="pr146" style:family="presentation" style:parent-style-name="Default-outline1" style:list-style-name="L6">
      <style:graphic-properties fo:min-height="11.929cm"/>
      <style:paragraph-properties style:writing-mode="lr-tb"/>
    </style:style>
    <style:style style:name="pr147" style:family="presentation" style:parent-style-name="Default-notes" style:list-style-name="L1">
      <style:graphic-properties draw:fill-color="#ffffff" draw:auto-grow-height="true" fo:min-height="13.365cm"/>
      <style:paragraph-properties style:writing-mode="lr-tb"/>
    </style:style>
    <style:style style:name="pr148" style:family="presentation" style:parent-style-name="Default-subtitle">
      <style:graphic-properties draw:fill-color="#ffffff" fo:min-height="16.255cm"/>
      <style:paragraph-properties style:writing-mode="lr-tb"/>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23" style:family="paragraph">
      <loext:graphic-properties draw:fill-color="#ff8000"/>
      <style:paragraph-properties fo:text-align="center"/>
      <style:text-properties fo:language="fr" fo:country="FR"/>
    </style:style>
    <style:style style:name="P24" style:family="paragraph">
      <style:paragraph-properties fo:text-align="center"/>
      <style:text-properties fo:font-size="42pt" fo:language="fr" fo:country="FR" fo:font-weight="bold" style:font-size-asian="42pt" style:font-weight-asian="bold" style:font-size-complex="42pt" style:font-weight-complex="bold"/>
    </style:style>
    <style:style style:name="P25" style:family="paragraph">
      <loext:graphic-properties draw:fill-color="#685496"/>
      <style:paragraph-properties fo:text-align="center"/>
      <style:text-properties fo:language="fr" fo:country="FR"/>
    </style:style>
    <style:style style:name="P26" style:family="paragraph">
      <loext:graphic-properties draw:fill-color="#355269"/>
      <style:paragraph-properties fo:text-align="center"/>
      <style:text-properties fo:language="fr" fo:country="FR"/>
    </style:style>
    <style:style style:name="P27" style:family="paragraph">
      <loext:graphic-properties draw:fill-color="#158466"/>
      <style:paragraph-properties fo:text-align="center"/>
      <style:text-properties fo:language="fr" fo:country="FR"/>
    </style:style>
    <style:style style:name="P28" style:family="paragraph">
      <loext:graphic-properties draw:fill="none" draw:fill-color="#ffffff"/>
      <style:text-properties fo:color="#ffffff" loext:opacity="100%" fo:font-size="17.8999996185303pt" fo:language="fr" fo:country="FR" fo:font-weight="bold" style:font-weight-asian="bold" style:font-weight-complex="bold"/>
    </style:style>
    <style:style style:name="P29" style:family="paragraph">
      <loext:graphic-properties draw:fill-color="#ffffff"/>
      <style:paragraph-properties fo:text-align="start"/>
      <style:text-properties fo:font-size="22pt" fo:language="fr" fo:country="FR" style:font-size-asian="22pt" style:font-size-complex="22pt"/>
    </style:style>
    <style:style style:name="P30" style:family="paragraph">
      <loext:graphic-properties draw:fill-color="#e400ff"/>
      <style:paragraph-properties fo:text-align="center"/>
      <style:text-properties fo:language="fr" fo:country="FR"/>
    </style:style>
    <style:style style:name="P31"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2" style:family="paragraph">
      <loext:graphic-properties draw:fill="none"/>
      <style:text-properties fo:font-size="88pt" style:font-size-asian="88pt" style:font-size-complex="88pt"/>
    </style:style>
    <style:style style:name="P33" style:family="paragraph">
      <loext:graphic-properties draw:fill="none"/>
      <style:paragraph-properties fo:text-align="center"/>
      <style:text-properties fo:language="fr" fo:country="FR"/>
    </style:style>
    <style:style style:name="P34"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5" style:family="paragraph">
      <loext:graphic-properties draw:fill="none"/>
      <style:paragraph-properties fo:text-align="start"/>
      <style:text-properties fo:font-size="32pt" style:font-size-asian="32pt" style:font-size-complex="32pt"/>
    </style:style>
    <style:style style:name="P36" style:family="paragraph">
      <loext:graphic-properties draw:fill="none" draw:fill-color="#ffffff"/>
      <style:paragraph-properties fo:text-align="center"/>
      <style:text-properties fo:font-size="28pt" style:font-size-asian="28pt" style:font-size-complex="28pt"/>
    </style:style>
    <style:style style:name="P37" style:family="paragraph">
      <loext:graphic-properties draw:fill="none" draw:fill-color="#ffffff"/>
      <style:text-properties fo:color="#ffffff" loext:opacity="100%" fo:font-size="12pt" fo:language="fr" fo:country="FR" fo:font-weight="bold" style:font-size-asian="12pt" style:font-weight-asian="bold" style:font-size-complex="12pt" style:font-weight-complex="bold"/>
    </style:style>
    <style:style style:name="P38" style:family="paragraph">
      <loext:graphic-properties draw:fill-color="#ffd8ce"/>
      <style:paragraph-properties fo:text-align="center"/>
    </style:style>
    <style:style style:name="P39" style:family="paragraph">
      <loext:graphic-properties draw:fill="none" draw:fill-color="#ffffff"/>
      <style:paragraph-properties fo:text-align="start"/>
      <style:text-properties fo:color="#000000" loext:opacity="100%" fo:font-size="28pt" fo:font-weight="bold" style:font-size-asian="28pt" style:font-weight-asian="bold" style:font-size-complex="28pt" style:font-weight-complex="bold"/>
    </style:style>
    <style:style style:name="P40" style:family="paragraph">
      <loext:graphic-properties draw:fill-color="#e0c2cd"/>
      <style:paragraph-properties fo:text-align="center"/>
    </style:style>
    <style:style style:name="P41" style:family="paragraph">
      <loext:graphic-properties draw:fill-color="#dee6ef"/>
      <style:paragraph-properties fo:text-align="center"/>
    </style:style>
    <style:style style:name="P42" style:family="paragraph">
      <loext:graphic-properties draw:fill="none" draw:fill-color="#ffffff"/>
      <style:paragraph-properties fo:text-align="start"/>
      <style:text-properties fo:color="#000000" loext:opacity="100%" fo:font-size="28pt" fo:font-weight="normal" style:font-size-asian="28pt" style:font-weight-asian="normal" style:font-size-complex="28pt" style:font-weight-complex="normal"/>
    </style:style>
    <style:style style:name="P43" style:family="paragraph">
      <loext:graphic-properties draw:fill-color="#ffffff"/>
      <style:text-properties fo:font-size="20pt" fo:language="fr" fo:country="FR" style:font-size-asian="20pt" style:font-size-complex="20pt"/>
    </style:style>
    <style:style style:name="P44" style:family="paragraph">
      <style:paragraph-properties fo:text-align="start"/>
      <style:text-properties fo:color="#ffffff" loext:opacity="100%" fo:font-size="32pt" fo:language="fr" fo:country="FR" fo:font-weight="bold" style:font-size-asian="32pt" style:font-size-complex="32pt"/>
    </style:style>
    <style:style style:name="P45" style:family="paragraph">
      <style:paragraph-properties fo:margin-left="0cm" fo:margin-right="0cm" fo:margin-top="0.497cm" fo:margin-bottom="0cm" fo:text-align="start" fo:text-indent="0cm"/>
      <style:text-properties fo:color="#ffffff" loext:opacity="100%" fo:language="fr" fo:country="FR" fo:font-weight="normal" style:font-weight-asian="normal" style:font-weight-complex="normal"/>
    </style:style>
    <style:style style:name="P46" style:family="paragraph">
      <loext:graphic-properties draw:fill="none"/>
      <style:paragraph-properties fo:text-align="center"/>
      <style:text-properties fo:font-size="32pt" style:font-size-asian="32pt" style:font-size-complex="32pt"/>
    </style:style>
    <style:style style:name="P47" style:family="paragraph">
      <style:paragraph-properties fo:margin-left="0cm" fo:margin-right="0cm" fo:margin-top="0.497cm" fo:margin-bottom="0cm" fo:text-align="start" fo:text-indent="0cm"/>
      <style:text-properties fo:color="#ffffff" loext:opacity="100%" fo:font-size="32pt" fo:language="fr" fo:country="FR" fo:font-weight="normal" style:font-size-asian="32pt" style:font-weight-asian="normal" style:font-size-complex="32pt" style:font-weight-complex="normal"/>
    </style:style>
    <style:style style:name="P48" style:family="paragraph">
      <style:paragraph-properties fo:text-align="start"/>
      <style:text-properties fo:font-size="20pt" fo:language="fr" fo:country="FR" fo:font-weight="normal" style:font-size-asian="20pt" style:font-weight-asian="normal" style:font-size-complex="20pt" style:font-weight-complex="normal"/>
    </style:style>
    <style:style style:name="P49" style:family="paragraph">
      <style:paragraph-properties fo:margin-left="0cm" fo:margin-right="0cm" fo:margin-top="0.497cm" fo:margin-bottom="0cm" fo:text-align="start" fo:text-indent="0cm"/>
      <style:text-properties fo:color="#ffffff" loext:opacity="100%" fo:font-size="28pt" fo:language="fr" fo:country="FR" fo:font-weight="normal" style:font-size-asian="28pt" style:font-weight-asian="normal" style:font-size-complex="28pt" style:font-weight-complex="normal"/>
    </style:style>
    <style:style style:name="P50" style:family="paragraph">
      <loext:graphic-properties draw:fill="none"/>
      <style:paragraph-properties fo:text-align="start"/>
      <style:text-properties fo:font-size="30pt" style:font-size-asian="30pt" style:font-size-complex="30pt"/>
    </style:style>
    <style:style style:name="P51" style:family="paragraph">
      <loext:graphic-properties draw:fill="none"/>
      <style:text-properties fo:color="#ff0000" loext:opacity="100%" fo:font-size="20pt" style:font-size-asian="20pt" style:font-size-complex="20pt"/>
    </style:style>
    <style:style style:name="P52" style:family="paragraph">
      <style:paragraph-properties fo:text-align="center"/>
      <style:text-properties fo:color="#ffffff" loext:opacity="100%" fo:font-size="42pt" fo:language="fr" fo:country="FR" fo:font-weight="bold" style:font-size-asian="42pt" style:font-weight-asian="bold" style:font-size-complex="42pt" style:font-weight-complex="bold"/>
    </style:style>
    <style:style style:name="P53" style:family="paragraph">
      <loext:graphic-properties draw:fill-color="#ff1493"/>
      <style:paragraph-properties fo:text-align="center"/>
      <style:text-properties fo:language="fr" fo:country="FR"/>
    </style:style>
    <style:style style:name="P54" style:family="paragraph">
      <style:text-properties fo:color="#ffffff" loext:opacity="100%" fo:font-size="28pt" fo:language="fr" fo:country="FR" style:font-size-asian="28pt" style:font-size-complex="28pt"/>
    </style:style>
    <style:style style:name="P55" style:family="paragraph">
      <style:paragraph-properties fo:margin-left="0cm" fo:margin-right="0cm" fo:margin-top="0cm" fo:margin-bottom="0cm" fo:line-height="100%" fo:text-align="start" fo:text-indent="0cm"/>
    </style:style>
    <style:style style:name="P56" style:family="paragraph">
      <loext:graphic-properties draw:fill="none"/>
      <style:paragraph-properties fo:text-align="start"/>
      <style:text-properties fo:font-size="26pt" style:font-size-asian="26pt" style:font-size-complex="26pt"/>
    </style:style>
    <style:style style:name="P57"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8" style:family="paragraph">
      <style:text-properties fo:font-size="28pt" fo:language="fr" fo:country="FR" style:font-size-asian="28pt" style:font-size-complex="28pt"/>
    </style:style>
    <style:style style:name="P59" style:family="paragraph">
      <loext:graphic-properties draw:fill="none" draw:fill-color="#ffffff"/>
      <style:text-properties fo:color="#000000" loext:opacity="100%"/>
    </style:style>
    <style:style style:name="P60" style:family="paragraph">
      <loext:graphic-properties draw:fill-color="#06ff00"/>
      <style:paragraph-properties fo:text-align="center"/>
      <style:text-properties fo:language="fr" fo:country="FR"/>
    </style:style>
    <style:style style:name="P61" style:family="paragraph">
      <loext:graphic-properties draw:fill-color="#00fff3"/>
      <style:paragraph-properties fo:text-align="center"/>
      <style:text-properties fo:language="fr" fo:country="FR"/>
    </style:style>
    <style:style style:name="P62" style:family="paragraph">
      <style:paragraph-properties fo:text-align="center"/>
      <style:text-properties fo:color="#ffffff" loext:opacity="100%" fo:font-size="28pt" fo:language="fr" fo:country="FR" fo:font-weight="normal" style:font-size-asian="28pt" style:font-weight-asian="normal" style:font-size-complex="28pt" style:font-weight-complex="normal"/>
    </style:style>
    <style:style style:name="P63" style:family="paragraph">
      <loext:graphic-properties draw:fill-color="#b4c7dc"/>
      <style:paragraph-properties fo:text-align="center"/>
    </style:style>
    <style:style style:name="P64" style:family="paragraph">
      <loext:graphic-properties draw:fill="none"/>
      <style:paragraph-properties fo:text-align="center"/>
      <style:text-properties fo:font-size="17.8999996185303pt" fo:language="fr" fo:country="FR"/>
    </style:style>
    <style:style style:name="P65" style:family="paragraph">
      <loext:graphic-properties draw:fill-color="#afeeee"/>
      <style:paragraph-properties fo:text-align="center"/>
      <style:text-properties fo:language="fr" fo:country="FR"/>
    </style:style>
    <style:style style:name="P66" style:family="paragraph">
      <loext:graphic-properties draw:fill-color="#ffa500"/>
      <style:paragraph-properties fo:text-align="center"/>
      <style:text-properties fo:language="fr" fo:country="FR"/>
    </style:style>
    <style:style style:name="P67" style:family="paragraph">
      <loext:graphic-properties draw:fill="none" draw:fill-color="#ffffff"/>
      <style:text-properties fo:color="#000000" loext:opacity="100%" fo:font-size="28pt" fo:font-weight="bold" style:font-size-asian="28pt" style:font-weight-asian="bold" style:font-size-complex="28pt" style:font-weight-complex="bold"/>
    </style:style>
    <style:style style:name="P68" style:family="paragraph">
      <loext:graphic-properties draw:fill-color="#ffe4e1"/>
      <style:paragraph-properties fo:text-align="center"/>
      <style:text-properties fo:language="fr" fo:country="FR"/>
    </style:style>
    <style:style style:name="P69"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70" style:family="paragraph">
      <loext:graphic-properties draw:fill-color="#ffffff"/>
      <style:text-properties fo:font-size="22pt" fo:language="fr" fo:country="FR" style:font-size-asian="22pt" style:font-size-complex="22pt"/>
    </style:style>
    <style:style style:name="P71" style:family="paragraph">
      <loext:graphic-properties draw:fill="none"/>
    </style:style>
    <style:style style:name="P72"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73" style:family="paragraph">
      <loext:graphic-properties draw:fill-color="#ffffff"/>
      <style:text-properties fo:font-size="24pt" fo:language="fr" fo:country="FR" style:font-size-asian="24pt" style:font-size-complex="24pt"/>
    </style:style>
    <style:style style:name="P74" style:family="paragraph">
      <style:paragraph-properties fo:margin-left="0cm" fo:margin-right="0cm" fo:margin-top="0.497cm" fo:margin-bottom="0cm" fo:text-align="start" fo:text-indent="0cm">
        <style:tab-stops/>
      </style:paragraph-properties>
    </style:style>
    <style:style style:name="P75" style:family="paragraph">
      <style:paragraph-properties fo:margin-left="0.6cm" fo:margin-right="0cm" fo:text-indent="-0.6cm"/>
    </style:style>
    <style:style style:name="P76" style:family="paragraph">
      <style:paragraph-properties fo:margin-left="0cm" fo:margin-right="0cm" fo:margin-top="0cm" fo:margin-bottom="0cm" fo:line-height="100%" fo:text-align="start" fo:text-indent="0cm">
        <style:tab-stops/>
      </style:paragraph-properties>
    </style:style>
    <style:style style:name="P77" style:family="paragraph">
      <style:paragraph-properties fo:line-height="100%" fo:text-align="start"/>
    </style:style>
    <style:style style:name="P78"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9" style:family="paragraph">
      <loext:graphic-properties draw:fill-color="#ffffff"/>
      <style:paragraph-properties fo:text-align="center"/>
    </style:style>
    <style:style style:name="P80"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81" style:family="paragraph">
      <style:paragraph-properties fo:text-align="end"/>
    </style:style>
    <style:style style:name="P82" style:family="paragraph">
      <loext:graphic-properties draw:fill="solid" draw:fill-color="#ffffff"/>
      <style:paragraph-properties fo:text-align="center"/>
    </style:style>
    <style:style style:name="P83" style:family="paragraph">
      <loext:graphic-properties draw:fill-color="#ffffff"/>
      <style:text-properties fo:font-size="32pt" fo:language="fr" fo:country="FR" fo:font-weight="bold" style:font-weight-asian="bold" style:font-weight-complex="bold"/>
    </style:style>
    <style:style style:name="P84"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loext:opacity="100%"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loext:opacity="100%" fo:font-size="28pt" fo:language="fr" fo:country="FR" fo:font-weight="bold" style:font-size-asian="28pt" style:font-weight-asian="bold" style:font-size-complex="28pt" style:font-weight-complex="bold"/>
    </style:style>
    <style:style style:name="T41" style:family="text">
      <style:text-properties fo:color="#000000" loext:opacity="100%" fo:font-size="28pt" fo:font-weight="bold" style:font-size-asian="28pt" style:font-weight-asian="bold" style:font-size-complex="28pt" style:font-weight-complex="bold"/>
    </style:style>
    <style:style style:name="T42" style:family="text">
      <style:text-properties fo:color="#000000" loext:opacity="1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loext:opacity="0%"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loext:opacity="100%" fo:font-size="32pt" fo:language="fr" fo:country="FR" fo:font-weight="bold" style:font-size-asian="32pt" style:font-size-complex="32pt"/>
    </style:style>
    <style:style style:name="T50" style:family="text">
      <style:text-properties fo:color="#ffffff" loext:opacity="100%"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loext:opacity="0%"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loext:opacity="100%"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loext:opacity="100%"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loext:opacity="1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loext:opacity="100%"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loext:opacity="100%"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loext:opacity="100%"/>
    </style:style>
    <style:style style:name="T72"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loext:opacity="1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6"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8" style:family="text">
      <style:text-properties fo:font-size="24pt" fo:language="fr" fo:country="FR" fo:font-weight="normal" style:font-size-asian="24pt" style:font-weight-asian="normal" style:font-size-complex="24pt" style:font-weight-complex="normal"/>
    </style:style>
    <style:style style:name="T89" style:family="text">
      <style:text-properties fo:color="#ffffff" loext:opacity="100%" fo:font-size="32pt" fo:language="fr" fo:country="FR" fo:font-weight="bold" style:font-size-asian="32pt" style:font-weight-asian="bold" style:font-size-complex="32pt" style:font-weight-complex="bold"/>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EC5262BEC9A1B468.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B31C05BE0A7DF319.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56DF374C03041843.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E0DBED019105AF5F.png" xlink:type="simple" xlink:show="embed" xlink:actuate="onLoad" draw: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3" draw:layer="layout" svg:width="17.721cm" svg:height="11.089cm" draw:transform="skewX (-0.0307177948351002) rotate (-1.82578893051127) translate (38.8cm 9.853cm)">
          <text:p text:style-name="P19"><text:span text:style-name="T14"><text:s/></text:span></text:p>
          <draw:enhanced-geometry svg:viewBox="0 0 21600 21600" draw:type="rectangle" draw:enhanced-path="M 0 0 L 21600 0 21600 21600 0 21600 0 0 Z N"/>
        </draw:custom-shape>
        <draw:frame presentation:style-name="pr14" draw:text-style-name="P24"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4" draw:layer="layout" svg:width="15.965cm" svg:height="9.99cm" draw:transform="skewX (-0.0307177948351002) rotate (-1.73206474967917) translate (37.847cm 8.668cm)">
          <text:p text:style-name="P19"><text:span text:style-name="T14"><text:s/></text:span></text:p>
          <draw:enhanced-geometry svg:viewBox="0 0 21600 21600" draw:type="rectangle" draw:enhanced-path="M 0 0 L 21600 0 21600 21600 0 21600 0 0 Z N"/>
        </draw:custom-shape>
        <draw:custom-shape draw:style-name="gr17" draw:text-style-name="P25" draw:layer="layout" svg:width="3.909cm" svg:height="14.532cm" draw:transform="rotate (-3.14159265358979) translate (2.93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28"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6" draw:text-style-name="P29"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6"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28"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29"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6"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29"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1"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2"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6"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3"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3" draw:layer="layout" svg:x1="6.898cm" svg:y1="18.148cm" svg:x2="6.898cm" svg:y2="13.17cm">
          <text:p/>
        </draw:line>
        <draw:frame presentation:style-name="pr23" draw:text-style-name="P31"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3"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3" draw:layer="layout" svg:x1="13.898cm" svg:y1="18.148cm" svg:x2="13.898cm" svg:y2="13.17cm">
          <text:p/>
        </draw:line>
        <draw:frame presentation:style-name="pr23" draw:text-style-name="P31"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3"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3" draw:layer="layout" svg:x1="10.541cm" svg:y1="13cm" svg:x2="10.541cm" svg:y2="8.022cm">
          <text:p/>
        </draw:line>
        <draw:frame presentation:style-name="pr23" draw:text-style-name="P31"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3"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3"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29"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56A35686F1D56C7D.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26" draw:text-style-name="P29"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4"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5"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5"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6"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BE97FEB37AC84564.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28"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29"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38" draw:layer="layout" svg:width="21.943cm" svg:height="14.796cm" svg:x="3.057cm" svg:y="4.204cm">
          <text:p/>
          <draw:enhanced-geometry svg:viewBox="0 0 21600 21600" draw:type="rectangle" draw:enhanced-path="M 0 0 L 21600 0 21600 21600 0 21600 0 0 Z N"/>
        </draw:custom-shape>
        <draw:frame draw:style-name="gr37" draw:text-style-name="P39" draw:layer="layout" svg:width="16.8cm" svg:height="1.352cm" svg:x="3.057cm" svg:y="4.248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1">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2"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7"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draw:page-thumbnail draw:style-name="gr3" draw:layer="layout" svg:width="13.586cm" svg:height="11.136cm" svg:x="3.703cm" svg:y="2.252cm" draw:page-number="21" presentation:class="page"/>
          <draw:frame presentation:style-name="pr3" draw:text-style-name="P43"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5"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71BBA58F162BC537.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7"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5"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ttribut "padding" sur les côtés</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5"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6"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7"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6"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6"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3"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3" draw:layer="layout" svg:x1="9cm" svg:y1="15.6cm" svg:x2="9cm" svg:y2="13.113cm">
          <text:p/>
        </draw:line>
        <draw:frame presentation:style-name="pr45" draw:text-style-name="P48"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3"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3" draw:layer="layout" svg:x1="12cm" svg:y1="13.1cm" svg:x2="12cm" svg:y2="9.1cm">
          <text:p/>
        </draw:line>
        <draw:frame presentation:style-name="pr46" draw:text-style-name="P48"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3"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3" draw:layer="layout" svg:x1="14.6cm" svg:y1="15.4cm" svg:x2="14.6cm" svg:y2="12.413cm">
          <text:p/>
        </draw:line>
        <draw:frame presentation:style-name="pr45" draw:text-style-name="P48"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3"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3" draw:layer="layout" svg:x1="17.503cm" svg:y1="13.1cm" svg:x2="17.503cm" svg:y2="9.1cm">
          <text:p/>
        </draw:line>
        <draw:frame presentation:style-name="pr46" draw:text-style-name="P48"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7"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4"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49"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5"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0"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7"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1"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1E539D7F3F9850C6.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3" draw:layer="layout" svg:width="17.721cm" svg:height="11.089cm" draw:transform="skewX (-0.0307177948351002) rotate (-1.82578893051127) translate (38.8cm 9.853cm)">
          <text:p text:style-name="P19"><text:span text:style-name="T14"><text:s/></text:span></text:p>
          <draw:enhanced-geometry svg:viewBox="0 0 21600 21600" draw:type="rectangle" draw:enhanced-path="M 0 0 L 21600 0 21600 21600 0 21600 0 0 Z N"/>
        </draw:custom-shape>
        <draw:frame presentation:style-name="pr14" draw:text-style-name="P52"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4" draw:layer="layout" svg:width="15.965cm" svg:height="9.99cm" draw:transform="skewX (-0.0307177948351002) rotate (-1.73206474967917) translate (37.847cm 8.668cm)">
          <text:p text:style-name="P19"><text:span text:style-name="T14"><text:s/></text:span></text:p>
          <draw:enhanced-geometry svg:viewBox="0 0 21600 21600" draw:type="rectangle" draw:enhanced-path="M 0 0 L 21600 0 21600 21600 0 21600 0 0 Z N"/>
        </draw:custom-shape>
        <draw:custom-shape draw:style-name="gr62" draw:text-style-name="P25" draw:layer="layout" svg:width="3.909cm" svg:height="14.532cm" draw:transform="rotate (-3.14159265358979) translate (2.93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3" draw:layer="layout" svg:width="3.91cm" svg:height="14.531cm" draw:transform="rotate (-1.5707963267949) translate (28.10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pr50" draw:text-style-name="P54"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28"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3" draw:layer="layout" svg:width="3.91cm" svg:height="14.531cm" draw:transform="rotate (-1.5707963267949) translate (28.10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28"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6" draw:layer="layout" svg:width="12cm" svg:height="8.451cm" svg:x="1.6cm" svg:y="3.274cm">
          <draw:text-box>
            <text:p text:style-name="P55"><text:span text:style-name="T56">.infos p </text:span><text:span text:style-name="T55">{</text:span></text:p>
            <text:p text:style-name="P55"><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6"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7"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3" draw:layer="layout" svg:width="3.91cm" svg:height="14.531cm" draw:transform="rotate (-1.5707963267949) translate (28.10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pr50" draw:text-style-name="P58"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1"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2"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5"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1E539D7F3F9850C6.png" xlink:type="simple" xlink:show="embed" xlink:actuate="onLoad" draw: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59"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4"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Margin</text:span></text:p>
          </draw:text-box>
        </draw:frame>
        <draw:frame presentation:style-name="pr55" draw:text-style-name="P45"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6"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38" draw:layer="layout" svg:width="21.943cm" svg:height="14.796cm" svg:x="3.057cm" svg:y="4.204cm">
          <text:p/>
          <draw:enhanced-geometry svg:viewBox="0 0 21600 21600" draw:type="rectangle" draw:enhanced-path="M 0 0 L 21600 0 21600 21600 0 21600 0 0 Z N"/>
        </draw:custom-shape>
        <draw:frame draw:style-name="gr37" draw:text-style-name="P39" draw:layer="layout" svg:width="16.8cm" svg:height="1.352cm" svg:x="3.057cm" svg:y="4.248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1">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2"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0" draw:layer="layout" svg:width="17.721cm" svg:height="11.089cm" draw:transform="skewX (-0.0307177948351001) rotate (1.28683125749542) translate (-10.705cm 14.201cm)">
          <text:p text:style-name="P19"><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1" draw:layer="layout" svg:width="18.236cm" svg:height="10.666cm" draw:transform="skewX (-0.0307177948351001) rotate (1.38055543832751) translate (-10.613cm 15.285cm)">
          <text:p text:style-name="P19"><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3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4" draw:layer="layout" svg:width="26.924cm" svg:height="2.208cm" svg:x="0.536cm" svg:y="7.801cm" presentation:class="title" presentation:user-transformed="true">
          <draw:text-box>
            <text:p text:style-name="P19"><text:span text:style-name="T15">Quiz</text:span></text:p>
          </draw:text-box>
        </draw:frame>
        <draw:frame presentation:style-name="pr56" draw:text-style-name="P62"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38"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3" draw:layer="layout" svg:width="21.943cm" svg:height="13.8cm" svg:x="3.057cm" svg:y="4.6cm">
          <text:p/>
          <draw:enhanced-geometry svg:viewBox="0 0 21600 21600" draw:type="rectangle" draw:enhanced-path="M 0 0 L 21600 0 21600 21600 0 21600 0 0 Z N"/>
        </draw:custom-shape>
        <draw:frame draw:style-name="gr37" draw:text-style-name="P39" draw:layer="layout" svg:width="16.8cm" svg:height="1.352cm" svg:x="1.455cm" svg:y="2.57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0">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2" draw:layer="layout" svg:width="8.4cm" svg:height="1.352cm" svg:x="9.8cm" svg:y="10.876cm">
          <draw:text-box>
            <text:p text:style-name="P1"><text:span text:style-name="T42">largeur x hauteur</text:span></text:p>
          </draw:text-box>
        </draw:frame>
        <draw:frame draw:style-name="gr37" draw:text-style-name="P39"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5"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8171031C230B44A2.png" xlink:type="simple" xlink:show="embed" xlink:actuate="onLoad" draw:mime-type="image/png">
            <text:p/>
          </draw:image>
        </draw:frame>
        <draw:frame draw:style-name="gr78" draw:text-style-name="P64"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60"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1"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4"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5"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6341043BDB3B5440.png" xlink:type="simple" xlink:show="embed" xlink:actuate="onLoad" draw: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s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7"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6"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20" draw:text-style-name="P37"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38"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3" draw:layer="layout" svg:width="21.943cm" svg:height="13.8cm" svg:x="3.057cm" svg:y="4.6cm">
          <text:p/>
          <draw:enhanced-geometry svg:viewBox="0 0 21600 21600" draw:type="rectangle" draw:enhanced-path="M 0 0 L 21600 0 21600 21600 0 21600 0 0 Z N"/>
        </draw:custom-shape>
        <draw:frame draw:style-name="gr37" draw:text-style-name="P39" draw:layer="layout" svg:width="16.8cm" svg:height="1.352cm" svg:x="1.455cm" svg:y="2.57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0">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2" draw:layer="layout" svg:width="8.4cm" svg:height="1.352cm" svg:x="9.8cm" svg:y="10.876cm">
          <draw:text-box>
            <text:p text:style-name="P1"><text:span text:style-name="T42">largeur x hauteur</text:span></text:p>
          </draw:text-box>
        </draw:frame>
        <draw:frame draw:style-name="gr37" draw:text-style-name="P39"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7"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7"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8"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FD75EDD7456B75D5.jpg" xlink:type="simple" xlink:show="embed" xlink:actuate="onLoad" draw:mime-type="image/jpeg">
            <text:p/>
          </draw:image>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2"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89AABE0EE81D29F0.jpg" xlink:type="simple" xlink:show="embed" xlink:actuate="onLoad" draw:mime-type="image/jpeg">
            <text:p/>
          </draw:image>
        </draw:frame>
        <draw:frame draw:style-name="gr72" draw:text-style-name="P59" draw:layer="layout" svg:width="6.4cm" svg:height="0.962cm" svg:x="3.8cm" svg:y="9.562cm">
          <draw:text-box>
            <text:p><text:span text:style-name="T71">balise html déplacée</text:span></text:p>
          </draw:text-box>
        </draw:frame>
        <draw:frame draw:style-name="gr82" draw:text-style-name="P59"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6"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8"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B31C05BE0A7DF319.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80"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56DF374C03041843.png" xlink:type="simple" xlink:show="embed" xlink:actuate="onLoad" draw: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1"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C38DD9A661283C72.png" xlink:type="simple" xlink:show="embed" xlink:actuate="onLoad" draw: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3"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815E36A6B83290E1.png" xlink:type="simple" xlink:show="embed" xlink:actuate="onLoad" draw: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5"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9F3B98C09B9D8AA9.jpg" xlink:type="simple" xlink:show="embed" xlink:actuate="onLoad" draw:mime-type="image/jpeg">
            <text:p/>
          </draw:image>
        </draw:frame>
        <draw:frame draw:style-name="gr72" draw:text-style-name="P59" draw:layer="layout" svg:width="6.4cm" svg:height="0.962cm" svg:x="3.8cm" svg:y="11.038cm">
          <draw:text-box>
            <text:p><text:span text:style-name="T71">balise html déplacée</text:span></text:p>
          </draw:text-box>
        </draw:frame>
        <draw:frame draw:style-name="gr82" draw:text-style-name="P59"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9"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871CE23FD9DC671B.png" xlink:type="simple" xlink:show="embed" xlink:actuate="onLoad" draw: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3"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4"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7268D6FBACE1E187.png" xlink:type="simple" xlink:show="embed" xlink:actuate="onLoad" draw:mime-type="image/png">
            <text:p/>
          </draw:image>
        </draw:frame>
        <draw:frame presentation:style-name="pr95" draw:text-style-name="P31" draw:layer="layout" svg:width="8.188cm" svg:height="1.051cm" svg:x="10.412cm" svg:y="17.65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3" draw:text-style-name="P5" draw:layer="layout" svg:width="13.3cm" svg:height="12.037cm" svg:x="1.099cm" svg:y="2.963cm">
          <draw:image xlink:href="Pictures/10000201000003E70000031AFCA56BA633FBD988.png" xlink:type="simple" xlink:show="embed" xlink:actuate="onLoad" draw:mime-type="image/png">
            <text:p/>
          </draw:image>
        </draw:frame>
        <draw:frame draw:style-name="gr37" draw:text-style-name="P67" draw:layer="layout" svg:width="5.6cm" svg:height="1.352cm" svg:x="1.099cm" svg:y="4.048cm">
          <draw:text-box>
            <text:p><text:span text:style-name="T41">(0;0)</text:span></text:p>
          </draw:text-box>
        </draw:frame>
        <draw:frame presentation:style-name="pr96"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8" presentation:class="page"/>
          <draw:frame presentation:style-name="pr97"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8"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100"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89AABE0EE81D29F0.jpg" xlink:type="simple" xlink:show="embed" xlink:actuate="onLoad" draw:mime-type="image/jpeg">
            <text:p/>
          </draw:image>
        </draw:frame>
        <draw:frame draw:style-name="gr84" draw:text-style-name="P59" draw:layer="layout" svg:width="6.854cm" svg:height="1.03cm" svg:x="2.611cm" svg:y="5.744cm">
          <draw:text-box>
            <text:p><text:span text:style-name="T71">balise html déplacée</text:span></text:p>
          </draw:text-box>
        </draw:frame>
        <draw:frame draw:style-name="gr85" draw:text-style-name="P59"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3"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14" draw:layer="layout" svg:width="25.806cm" svg:height="8.019cm" svg:x="1.099cm" svg:y="7.581cm" presentation:class="outline" presentation:user-transformed="true">
          <draw:text-box>
            <text:list text:style-name="L2">
              <text:list-item>
                <text:p text:style-name="P13"><text:span text:style-name="T43">Rempalcer la classe "position-fixed" par la classe </text:span><text:span text:style-name="T6">"position-sticky"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4D85AB9DE80DF2B7.png" xlink:type="simple" xlink:show="embed" xlink:actuate="onLoad" draw: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7"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6"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5" draw:layer="layout" svg:width="10.867cm" svg:height="4.314cm" draw:transform="rotate (1.5707963267949) translate (25.403cm 10.0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6"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7"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8"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86" draw:text-style-name="P53" draw:layer="layout" svg:width="3.91cm" svg:height="14.531cm" draw:transform="rotate (-1.5707963267949) translate (28.1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88" draw:text-style-name="P60" draw:layer="layout" svg:width="17.721cm" svg:height="11.089cm" draw:transform="skewX (-0.0307177948351001) rotate (1.28683125749542) translate (-10.705cm 14.201cm)">
          <text:p text:style-name="P19"><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4" draw:layer="layout" svg:width="26.924cm" svg:height="2.208cm" svg:x="0.536cm" svg:y="7.8cm" presentation:class="title" presentation:user-transformed="true">
          <draw:text-box>
            <text:p text:style-name="P19"><text:span text:style-name="T15">Quiz</text:span></text:p>
          </draw:text-box>
        </draw:frame>
        <draw:custom-shape draw:style-name="gr89" draw:text-style-name="P61" draw:layer="layout" svg:width="18.236cm" svg:height="10.666cm" draw:transform="skewX (-0.0307177948351001) rotate (1.38055543832751) translate (-10.613cm 15.285cm)">
          <text:p text:style-name="P19"><text:span text:style-name="T14"><text:s/></text:span></text:p>
          <draw:enhanced-geometry svg:viewBox="0 0 21600 21600" draw:type="rectangle" draw:enhanced-path="M 0 0 L 21600 0 21600 21600 0 21600 0 0 Z N"/>
        </draw:custom-shape>
        <draw:custom-shape draw:style-name="gr90" draw:text-style-name="P9" draw:layer="layout" svg:width="3.909cm" svg:height="14.532cm" svg:x="25.03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62"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10" draw:text-style-name="P69"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1" draw:text-style-name="P69"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9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70"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73"> sur une seule dimension </text:span><text:span text:style-name="T6">(colonne ou ligne)</text:span></text:p>
              </text:list-item>
            </text:list>
          </draw:text-box>
        </draw:frame>
        <draw:custom-shape draw:style-name="gr9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4"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71"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2"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35BDA80ED4E57CCC.png" xlink:type="simple" xlink:show="embed" xlink:actuate="onLoad" draw:mime-type="image/png">
            <text:p/>
          </draw:image>
        </draw:frame>
        <draw:frame presentation:style-name="pr115" draw:text-style-name="P72"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7"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8" draw:text-style-name="P34"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9"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886CF91A3594E55F.png" xlink:type="simple" xlink:show="embed" xlink:actuate="onLoad" draw: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20"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ADDD730F1BCB40C5.png" xlink:type="simple" xlink:show="embed" xlink:actuate="onLoad" draw: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2"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5"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5702B0598910549D.png" xlink:type="simple" xlink:show="embed" xlink:actuate="onLoad" draw: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0A7FDC500E9FCE7E.jpg" xlink:type="simple" xlink:show="embed" xlink:actuate="onLoad" draw: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6" draw:text-style-name="P5" draw:layer="layout" svg:width="15.556cm" svg:height="0.847cm" svg:x="0.8cm" svg:y="4cm">
          <draw:image xlink:href="Pictures/100000000000044C000004B04BA27EC9EF84708B.jpg" xlink:type="simple" xlink:show="embed" xlink:actuate="onLoad" draw:mime-type="image/jpeg">
            <text:p/>
          </draw:image>
        </draw:frame>
        <draw:frame presentation:style-name="pr127"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draw:custom-shape draw:style-name="gr58"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8cm" svg:y2="10.6cm">
          <text:p/>
        </draw:line>
        <draw:frame draw:style-name="gr72" draw:text-style-name="P59" draw:layer="layout" svg:width="2.4cm" svg:height="0.962cm" svg:x="1.8cm" svg:y="9.638cm">
          <draw:text-box>
            <text:p text:style-name="P19"><text:span text:style-name="T71">328px</text:span></text:p>
          </draw:text-box>
        </draw:frame>
        <draw:frame presentation:style-name="pr128"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5" draw:style-name="dp1" draw:master-page-name="Default" presentation:presentation-page-layout-name="AL1T0">
        <draw:custom-shape draw:style-name="gr58"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8cm" svg:y2="10.6cm">
          <text:p/>
        </draw:line>
        <draw:frame draw:style-name="gr72" draw:text-style-name="P59" draw:layer="layout" svg:width="2.4cm" svg:height="0.962cm" svg:x="1.8cm" svg:y="9.638cm">
          <draw:text-box>
            <text:p text:style-name="P19"><text:span text:style-name="T71">328px</text:span></text:p>
          </draw:text-box>
        </draw:frame>
        <draw:frame presentation:style-name="pr129" draw:text-style-name="P34" draw:layer="layout" svg:width="13.2cm" svg:height="12.2cm" svg:x="14.2cm" svg:y="3.8cm" presentation:class="outline" presentation:user-transformed="true">
          <draw:text-box>
            <text:list text:style-name="L2">
              <text:list-item>
                <text:p text:style-name="P74"><text:span text:style-name="T26">La propriété "flex-basis" permet de définir la taille d'un élément avant que l'espace soit distribué</text:span></text:p>
              </text:list-item>
              <text:list-item>
                <text:p text:style-name="P74"><text:span text:style-name="T26">"flex-basis" écrase la valeur de la propriété "width"</text:span></text:p>
              </text:list-item>
              <text:list-item>
                <text:p text:style-name="P74"><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6" draw:style-name="dp1" draw:master-page-name="Default" presentation:presentation-page-layout-name="AL1T0">
        <draw:custom-shape draw:style-name="gr58"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0" draw:text-style-name="P34" draw:layer="layout" svg:width="26.2cm" svg:height="12.2cm" svg:x="1.2cm" svg:y="3.8cm" presentation:class="outline" presentation:user-transformed="true">
          <draw:text-box>
            <text:list text:style-name="L2">
              <text:list-item>
                <text:p text:style-name="P13"><text:span text:style-name="T26">Flex propriété raccourcie contenant :</text:span></text:p>
                <text:list>
                  <text:list-item>
                    <text:p text:style-name="P1"><text:span text:style-name="T26">flex-grow : étirement d'un élément su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0" indique que ma balise ne doit pas être rétrécie</text:span></text:p>
              </text:list-item>
            </text:list>
          </draw:text-box>
        </draw:frame>
        <draw:frame draw:style-name="gr92"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5"><text:span text:style-name="T37">flex-grow</text:span></text:p>
                </text:list-item>
                <text:list-item>
                  <text:p text:style-name="P75"><text:span text:style-name="T37">flex-shrink</text:span></text:p>
                </text:list-item>
                <text:list-item>
                  <text:p><text:span text:style-name="T37">flex-basis</text:span></text:p>
                </text:list-item>
              </text:list>
            </draw:text-box>
          </draw:frame>
        </presentation:notes>
      </draw:page>
      <draw:page draw:name="page107" draw:style-name="dp1" draw:master-page-name="Default" presentation:presentation-page-layout-name="AL1T0">
        <draw:custom-shape draw:style-name="gr58"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1.4cm" svg:height="12.2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2cm" svg:y2="10.6cm">
          <text:p/>
        </draw:line>
        <draw:frame draw:style-name="gr72" draw:text-style-name="P59" draw:layer="layout" svg:width="2.4cm" svg:height="0.962cm" svg:x="1.8cm" svg:y="9.638cm">
          <draw:text-box>
            <text:p text:style-name="P19"><text:span text:style-name="T71">328px</text:span></text:p>
          </draw:text-box>
        </draw:frame>
        <draw:frame presentation:style-name="pr131"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6"><text:span text:style-name="T29">.cursus </text:span><text:span text:style-name="T31">{</text:span></text:p>
                <text:list>
                  <text:list-header>
                    <text:p text:style-name="P77"><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p>
                  </text:list-header>
                </text:list>
              </text:list-item>
            </text:list>
            <text:p text:style-name="P77"><text:span text:style-name="T31"><text:s text:c="4"/></text:span><text:span text:style-name="T31">}</text:span></text:p>
          </draw:text-box>
        </draw:frame>
        <draw:frame draw:style-name="gr9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08"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45" draw:layer="layout" svg:width="16.8cm" svg:height="13.4cm" svg:x="10.6cm" svg:y="3.8cm" presentation:class="outline" presentation:user-transformed="true">
          <draw:text-box>
            <text:list text:style-name="L2">
              <text:list-item>
                <text:p text:style-name="P13"><text:span text:style-name="T12">Avoir</text:span><text:span text:style-name="T82"> les éléments de navigation </text:span><text:span text:style-name="T83">en colonne</text:span></text:p>
              </text:list-item>
              <text:list-item>
                <text:p text:style-name="P76"><text:span text:style-name="T29">.cursus ul </text:span><text:span text:style-name="T31">{</text:span></text:p>
                <text:list>
                  <text:list-header>
                    <text:p text:style-name="P77"><text:span text:style-name="T78">display:</text:span><text:span text:style-name="T79"> </text:span><text:span text:style-name="T80">flex</text:span><text:span text:style-name="T81">; </text:span><text:span text:style-name="T81"><text:line-break/></text:span><text:span text:style-name="T78">flex-direction: </text:span><text:span text:style-name="T80">column</text:span><text:span text:style-name="T31">;</text:span></text:p>
                  </text:list-header>
                </text:list>
                <text:p text:style-name="P13"><text:span text:style-name="T31"><text:s/></text:span><text:span text:style-name="T31">}</text:span></text:p>
              </text:list-item>
              <text:list-item>
                <text:p text:style-name="P13"><text:span text:style-name="T84">Jouons sur la propriété "justify‑content" ...sans éditer notre code</text:span></text:p>
                <text:p text:style-name="P13"><text:span text:style-name="T82"/></text:p>
              </text:list-item>
            </text:list>
          </draw:text-box>
        </draw:frame>
        <draw:frame draw:style-name="gr99" draw:text-style-name="P5" draw:layer="layout" svg:width="5.001cm" svg:height="7.799cm" svg:x="2.4cm" svg:y="3.4cm">
          <draw:image xlink:href="Pictures/100000000000044C000004B04BA27EC9EF84708B.jpg" xlink:type="simple" xlink:show="embed" xlink:actuate="onLoad" draw:mime-type="image/jpeg">
            <text:p/>
          </draw:image>
        </draw:frame>
        <draw:frame draw:style-name="gr100" draw:text-style-name="P5" draw:layer="layout" svg:width="6.715cm" svg:height="5.334cm" svg:x="2.085cm" svg:y="12.266cm">
          <draw:image xlink:href="Pictures/1000020100000151000001B277AF717BC6490DDC.png" xlink:type="simple" xlink:show="embed" xlink:actuate="onLoad" draw:mime-type="image/png">
            <text:p/>
          </draw:image>
        </draw:frame>
        <draw:frame presentation:style-name="pr133"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09"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4"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0"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5"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D10910D5C5A9642.png" xlink:type="simple" xlink:show="embed" xlink:actuate="onLoad" draw:mime-type="image/png">
            <text:p/>
          </draw:image>
        </draw:frame>
        <draw:frame draw:style-name="gr92"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EE732A63C01AAD.png" xlink:type="simple" xlink:show="embed" xlink:actuate="onLoad" draw:mime-type="image/png">
            <text:p/>
          </draw:image>
        </draw:frame>
        <draw:frame draw:style-name="gr101" draw:text-style-name="P78" draw:layer="layout" svg:width="16.6cm" svg:height="1.2cm" svg:x="10.2cm" svg:y="16.4cm">
          <draw:text-box>
            <text:p text:style-name="P19"><text:span text:style-name="T85">console du navigateur Brave</text:span></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1"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EE732A63C01AAD.png" xlink:type="simple" xlink:show="embed" xlink:actuate="onLoad" draw:mime-type="image/png">
            <text:p/>
          </draw:image>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AA1D46247B3FB5E6.png" xlink:type="simple" xlink:show="embed" xlink:actuate="onLoad" draw:mime-type="image/png">
            <text:p/>
          </draw:image>
        </draw:frame>
        <draw:custom-shape draw:style-name="gr102" draw:text-style-name="P79"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3" draw:text-style-name="P80" draw:layer="layout" svg:width="20.836cm" svg:height="1.987cm" svg:x="3.582cm" svg:y="15.8cm">
          <draw:text-box>
            <text:p text:style-name="P19"><text:span text:style-name="T86">L'élément sélectionné dans l'onglet inspecteur / </text:span><text:span text:style-name="T87">element</text:span><text:span text:style-name="T86"> est surligné sur la page</text:span></text:p>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3"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04" draw:text-style-name="P5" draw:layer="layout" svg:width="25.191cm" svg:height="3.13cm" svg:x="1.209cm" svg:y="4cm">
          <draw:image xlink:href="Pictures/10000201000009FA000004F7AA1D46247B3FB5E6.png" xlink:type="simple" xlink:show="embed" xlink:actuate="onLoad" draw:mime-type="image/png">
            <text:p/>
          </draw:image>
        </draw:frame>
        <draw:custom-shape draw:style-name="gr105" draw:text-style-name="P33"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6" draw:text-style-name="P33" draw:layer="layout" svg:x1="22.4cm" svg:y1="10.49cm" svg:x2="22.4cm" svg:y2="5.512cm">
          <text:p/>
        </draw:line>
        <draw:frame presentation:style-name="pr136" draw:text-style-name="P31" draw:layer="layout" svg:width="7.064cm" svg:height="3.076cm" svg:x="14.936cm" svg:y="7.324cm" presentation:class="title" presentation:user-transformed="true">
          <draw:text-box>
            <text:p text:style-name="P81"><text:span text:style-name="T20">CSS de l'élément sélectionné</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4" draw:style-name="dp1" draw:master-page-name="Default" presentation:presentation-page-layout-name="AL1T0">
        <draw:custom-shape draw:style-name="gr33"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7" draw:text-style-name="P45" draw:layer="layout" svg:width="26.301cm" svg:height="13.4cm" svg:x="1.099cm" svg:y="8.2cm" presentation:class="outline" presentation:user-transformed="true">
          <draw:text-box>
            <text:list text:style-name="L2">
              <text:list-item>
                <text:p text:style-name="P13"><text:span text:style-name="T82">Chercher le ul dans l'élément aside.cursus</text:span></text:p>
              </text:list-item>
              <text:list-item>
                <text:p text:style-name="P13"><text:span text:style-name="T82">Ajouter la propriété "justify-content" et jouer sur les valeurs possibles</text:span></text:p>
                <text:p text:style-name="P13"><text:span text:style-name="T82"/></text:p>
              </text:list-item>
            </text:list>
          </draw:text-box>
        </draw:frame>
        <draw:frame presentation:style-name="pr138"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5" draw:style-name="dp1" draw:master-page-name="Default" presentation:presentation-page-layout-name="AL1T0">
        <draw:custom-shape draw:style-name="gr58"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7" draw:text-style-name="P5" draw:layer="layout" svg:width="7.996cm" svg:height="8.599cm" svg:x="1.204cm" svg:y="3.4cm">
          <draw:image xlink:href="Pictures/100000000000044C000004B00A7FDC500E9FCE7E.jpg" xlink:type="simple" xlink:show="embed" xlink:actuate="onLoad" draw:mime-type="image/jpeg">
            <text:p/>
          </draw:image>
        </draw:frame>
        <draw:frame presentation:style-name="pr139" draw:text-style-name="P45"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2">ci-contre</text:span></text:p>
              </text:list-item>
              <text:list-item>
                <text:p text:style-name="P13"><text:span text:style-name="T82">Toujours penser la segmentation de vos balises en blocs qui vont ensemble</text:span></text:p>
              </text:list-item>
            </text:list>
          </draw:text-box>
        </draw:frame>
        <draw:frame draw:style-name="gr9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8" draw:text-style-name="P33"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6" draw:text-style-name="P33" draw:layer="layout" svg:x1="1cm" svg:y1="15.8cm" svg:x2="1cm" svg:y2="11.222cm">
          <text:p/>
        </draw:line>
        <draw:custom-shape draw:style-name="gr109" draw:text-style-name="P33"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10" draw:text-style-name="P33" draw:layer="layout" svg:x1="1.4cm" svg:y1="13.8cm" svg:x2="1.4cm" svg:y2="11.222cm">
          <text:p/>
        </draw:line>
        <draw:frame presentation:style-name="pr140" draw:text-style-name="P31" draw:layer="layout" svg:width="7.064cm" svg:height="1.2cm" svg:x="1.736cm" svg:y="12.4cm" presentation:class="title" presentation:user-transformed="true">
          <draw:text-box>
            <text:p text:style-name="P1"><text:span text:style-name="T20">bloc "galerie"</text:span></text:p>
          </draw:text-box>
        </draw:frame>
        <draw:frame presentation:style-name="pr140" draw:text-style-name="P31"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6"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5" draw:layer="layout" svg:width="12.654cm" svg:height="4.853cm" svg:x="0.946cm" svg:y="8cm">
          <draw:image xlink:href="Pictures/100000000000044C000004B00A7FDC500E9FCE7E.jpg" xlink:type="simple" xlink:show="embed" xlink:actuate="onLoad" draw:mime-type="image/jpeg">
            <text:p/>
          </draw:image>
        </draw:frame>
        <draw:frame presentation:style-name="pr141" draw:text-style-name="P45"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12" draw:text-style-name="P33"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13" draw:text-style-name="P33" draw:layer="layout" svg:x1="1.6cm" svg:y1="14.6cm" svg:x2="1.6cm" svg:y2="10.2cm">
          <text:p/>
        </draw:line>
        <draw:custom-shape draw:style-name="gr114" draw:text-style-name="P33"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5" draw:text-style-name="P33" draw:layer="layout" svg:x1="5.6cm" svg:y1="17cm" svg:x2="5.6cm" svg:y2="10.2cm">
          <text:p/>
        </draw:line>
        <draw:frame presentation:style-name="pr23" draw:text-style-name="P31" draw:layer="layout" svg:width="7cm" svg:height="2.051cm" svg:x="5.8cm" svg:y="15cm" presentation:class="title" presentation:user-transformed="true">
          <draw:text-box>
            <text:p text:style-name="P1"><text:span text:style-name="T20">largeur de l'élément cible</text:span></text:p>
          </draw:text-box>
        </draw:frame>
        <draw:frame presentation:style-name="pr140" draw:text-style-name="P31"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7"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2" draw:text-style-name="P45"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6" draw:text-style-name="P82"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8"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3" draw:text-style-name="P45"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7" draw:text-style-name="P71"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17" draw:text-style-name="P71"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7"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8">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8" presentation:class="page"/>
          <draw:frame presentation:style-name="pr144" draw:text-style-name="P73"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9"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94B0AB7AEC8665C6.png" xlink:type="simple" xlink:show="embed" xlink:actuate="onLoad" draw:mime-type="image/png">
            <text:p/>
          </draw:image>
        </draw:frame>
        <draw:frame presentation:style-name="pr23" draw:text-style-name="P57"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18" draw:text-style-name="P5" draw:layer="layout" svg:width="13.546cm" svg:height="8.132cm" svg:x="6.854cm" svg:y="12.4cm">
          <draw:image xlink:href="Pictures/100000000000044C000004B00A7FDC500E9FCE7E.jpg" xlink:type="simple" xlink:show="embed" xlink:actuate="onLoad" draw:mime-type="image/jpeg">
            <text:p/>
          </draw:image>
        </draw:frame>
        <presentation:notes draw:style-name="dp2">
          <draw:page-thumbnail draw:style-name="gr3" draw:layer="layout" svg:width="13.586cm" svg:height="11.136cm" svg:x="3.703cm" svg:y="2.252cm" draw:page-number="119"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20" draw:style-name="dp1" draw:master-page-name="Default" presentation:presentation-page-layout-name="AL1T0">
        <draw:custom-shape draw:style-name="gr58"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9">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5" draw:text-style-name="P45"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94B0AB7AEC8665C6.png" xlink:type="simple" xlink:show="embed" xlink:actuate="onLoad" draw:mime-type="image/png">
            <text:p/>
          </draw:image>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1" draw:style-name="dp1" draw:master-page-name="Default" presentation:presentation-page-layout-name="AL1T0">
        <draw:custom-shape draw:style-name="gr58" draw:text-style-name="P18"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9" draw:text-style-name="P5" draw:layer="layout" svg:width="12.916cm" svg:height="14.565cm" svg:x="7.542cm" svg:y="2.435cm">
          <draw:image xlink:href="Pictures/100000000000044C000004B00A7FDC500E9FCE7E.jpg" xlink:type="simple" xlink:show="embed" xlink:actuate="onLoad" draw:mime-type="image/jpeg">
            <text:p/>
          </draw:image>
        </draw:frame>
        <draw:frame presentation:style-name="pr23" draw:text-style-name="P57"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5" draw:layer="layout" svg:width="10.867cm" svg:height="4.314cm" draw:transform="rotate (1.5707963267949) translate (25.401cm 10.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46"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22" presentation:class="page"/>
          <draw:frame presentation:style-name="pr147" draw:text-style-name="P6" draw:layer="layout" svg:width="16.8cm" svg:height="13.365cm" svg:x="2.097cm" svg:y="14.103cm" presentation:class="notes" presentation:placeholder="true" presentation:user-transformed="true">
            <draw:text-box/>
          </draw:frame>
        </presentation:notes>
      </draw:page>
      <draw:page draw:name="page123" draw:style-name="dp3" draw:master-page-name="Default" presentation:presentation-page-layout-name="AL3T1">
        <presentation:notes draw:style-name="dp2">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draw:text-box/>
          </draw:frame>
        </presentation:notes>
      </draw:page>
      <draw:page draw:name="page124" draw:style-name="dp3" draw:master-page-name="Default" presentation:presentation-page-layout-name="AL3T1">
        <draw:frame presentation:style-name="pr148" draw:text-style-name="P83" draw:layer="layout" svg:width="25.198cm" svg:height="16.255cm" svg:x="1.4cm" svg:y="2.284cm">
          <draw:text-box>
            <text:p><text:span text:style-name="T90">Questions ?</text:span></text:p>
          </draw:text-box>
        </draw:frame>
        <presentation:notes draw:style-name="dp2">
          <draw:page-thumbnail draw:style-name="gr3" draw:layer="layout" svg:width="13.586cm" svg:height="11.136cm" svg:x="3.703cm" svg:y="2.252cm" draw:page-number="124" presentation:class="page"/>
          <draw:frame presentation:style-name="pr3" draw:text-style-name="P8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0-10-19T11:43:24.655000000</dc:date>
    <meta:editing-duration>P18DT10H36M25S</meta:editing-duration>
    <meta:editing-cycles>895</meta:editing-cycles>
    <meta:generator>LibreOffice/7.0.1.2$Windows_x86 LibreOffice_project/7cbcfc562f6eb6708b5ff7d7397325de9e764452</meta:generator>
    <meta:document-statistic meta:object-count="974"/>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